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solid" draw:textarea-vertical-align="middle"/>
    </style:style>
    <style:style style:name="gr2" style:family="graphic" style:parent-style-name="standard">
      <style:graphic-properties draw:fill="solid" draw:fill-color="#d62e4e" draw:textarea-horizontal-align="justify" draw:textarea-vertical-align="middle" draw:auto-grow-height="false" fo:min-height="1.334cm" fo:min-width="1.501cm"/>
      <style:paragraph-properties style:writing-mode="lr-tb"/>
    </style:style>
    <style:style style:name="gr3" style:family="graphic" style:parent-style-name="standard">
      <style:graphic-properties draw:fill="solid" draw:fill-color="#bf819e" draw:textarea-horizontal-align="justify" draw:textarea-vertical-align="middle" draw:auto-grow-height="false" fo:min-height="1.75cm" fo:min-width="2.5cm"/>
      <style:paragraph-properties style:writing-mode="lr-tb"/>
    </style:style>
    <style:style style:name="gr4" style:family="graphic" style:parent-style-name="standard">
      <style:graphic-properties draw:fill="solid" draw:fill-color="#ffd428" draw:textarea-horizontal-align="justify" draw:textarea-vertical-align="middle" draw:auto-grow-height="false" fo:min-height="1.75cm" fo:min-width="2.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751cm" fo:min-width="1.292cm"/>
      <style:paragraph-properties style:writing-mode="lr-tb"/>
    </style:style>
    <style:style style:name="gr6" style:family="graphic" style:parent-style-name="standard">
      <style:graphic-properties draw:fill="solid" draw:fill-color="#e8f2a1" draw:textarea-horizontal-align="justify" draw:textarea-vertical-align="middle" draw:auto-grow-height="false" fo:min-height="1.277cm" fo:min-width="2.501cm"/>
      <style:paragraph-properties style:writing-mode="lr-tb"/>
    </style:style>
    <style:style style:name="gr7" style:family="graphic" style:parent-style-name="standard">
      <style:graphic-properties draw:fill="solid" draw:fill-color="#ffb66c" draw:textarea-horizontal-align="justify" draw:textarea-vertical-align="middle" draw:auto-grow-height="false" fo:min-height="1.176cm" fo:min-width="0.856cm"/>
      <style:paragraph-properties style:writing-mode="lr-tb"/>
    </style:style>
    <style:style style:name="gr8" style:family="graphic" style:parent-style-name="standard">
      <style:graphic-properties draw:fill="solid" draw:fill-color="#afd095" draw:textarea-horizontal-align="justify" draw:textarea-vertical-align="middle" draw:auto-grow-height="false" fo:min-height="0.901cm" fo:min-width="1.3cm"/>
      <style:paragraph-properties style:writing-mode="lr-tb"/>
    </style:style>
    <style:style style:name="gr9" style:family="graphic" style:parent-style-name="standard">
      <style:graphic-properties draw:fill="solid" draw:fill-color="#ffaa95" draw:textarea-horizontal-align="justify" draw:textarea-vertical-align="middle" draw:auto-grow-height="false" fo:min-height="0.901cm" fo:min-width="1.5cm"/>
      <style:paragraph-properties style:writing-mode="lr-tb"/>
    </style:style>
    <style:style style:name="P1" style:family="paragraph">
      <loext:graphic-properties draw:fill="solid"/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="solid" draw:fill-color="#d62e4e"/>
      <style:paragraph-properties fo:text-align="center"/>
      <style:text-properties fo:font-size="12pt" style:font-size-asian="18pt" style:font-size-complex="18pt"/>
    </style:style>
    <style:style style:name="P4" style:family="paragraph">
      <loext:graphic-properties draw:fill="solid" draw:fill-color="#bf819e"/>
      <style:paragraph-properties fo:text-align="center"/>
      <style:text-properties fo:font-size="12pt" style:font-size-asian="18pt" style:font-size-complex="18pt"/>
    </style:style>
    <style:style style:name="P5" style:family="paragraph">
      <loext:graphic-properties draw:fill="solid" draw:fill-color="#ffd428"/>
      <style:paragraph-properties fo:text-align="center"/>
      <style:text-properties fo:font-size="12pt" style:font-size-asian="18pt" style:font-size-complex="18pt"/>
    </style:style>
    <style:style style:name="P6" style:family="paragraph">
      <loext:graphic-properties draw:fill="solid" draw:fill-color="#e8f2a1"/>
      <style:paragraph-properties fo:text-align="center"/>
      <style:text-properties fo:font-size="12pt" style:font-size-asian="18pt" style:font-size-complex="18pt"/>
    </style:style>
    <style:style style:name="P7" style:family="paragraph">
      <loext:graphic-properties draw:fill="solid" draw:fill-color="#ffb66c"/>
      <style:paragraph-properties fo:text-align="center"/>
      <style:text-properties fo:font-size="12pt" style:font-size-asian="18pt" style:font-size-complex="18pt"/>
    </style:style>
    <style:style style:name="P8" style:family="paragraph">
      <loext:graphic-properties draw:fill="solid" draw:fill-color="#afd095"/>
      <style:paragraph-properties fo:text-align="center"/>
      <style:text-properties fo:font-size="12pt" style:font-size-asian="18pt" style:font-size-complex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fill-color="#ffaa95"/>
      <style:paragraph-properties fo:text-align="center"/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3.8cm" svg:y1="8.3cm" svg:x2="5.3cm" svg:y2="8.3cm" draw:start-shape="id1" draw:start-glue-point="8" draw:end-shape="id2" draw:end-glue-point="5" svg:d="M3800 8300h1500" svg:viewBox="0 0 1501 1">
          <text:p/>
        </draw:connector>
        <draw:custom-shape draw:style-name="gr2" draw:text-style-name="P3" xml:id="id1" draw:id="id1" draw:layer="layout" svg:width="2cm" svg:height="3cm" svg:x="1.8cm" svg:y="6.8cm">
          <text:p text:style-name="P2">Dades</text:p>
          <text:p text:style-name="P2">en cru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4" xml:id="id2" draw:id="id2" draw:layer="layout" svg:width="3cm" svg:height="2cm" svg:x="5.3cm" svg:y="7.3cm">
          <text:p text:style-name="P2">Captur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5" draw:id="id5" draw:layer="layout" svg:width="3cm" svg:height="2cm" svg:x="24.8cm" svg:y="7.4cm">
          <text:p text:style-name="P2">Regressió</text:p>
          <text:p text:style-name="P2">Line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10" draw:id="id10" draw:layer="layout" svg:width="3cm" svg:height="2cm" svg:x="12.8cm" svg:y="6.8cm">
          <text:p text:style-name="P2">Hash</text:p>
          <text:p text:style-name="P2">(addr, name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" draw:text-style-name="P2" xml:id="id9" draw:id="id9" draw:layer="layout" svg:width="3cm" svg:height="2cm" svg:x="12.8cm" svg:y="2.8cm">
          <text:p text:style-name="P2">Escala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" draw:text-style-name="P6" xml:id="id6" draw:id="id6" draw:layer="layout" svg:width="3cm" svg:height="1.9cm" svg:x="24.8cm" svg:y="10.8cm">
          <text:p text:style-name="P2">Predicció</text:p>
          <text:p text:style-name="P2">de la nota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7" xml:id="id3" draw:id="id3" draw:layer="layout" svg:width="1.9cm" svg:height="2cm" svg:x="18.3cm" svg:y="7.4cm">
          <text:p text:style-name="P2">Unió</text:p>
          <draw:enhanced-geometry svg:viewBox="0 0 21600 21600" draw:glue-points="10800 0 3163 3163 0 10800 3163 18437 10800 21600 18437 18437 21600 10800 18437 3163" draw:text-areas="3100 3100 18500 18500" draw:mirror-horizontal="false" draw:mirror-vertical="false" draw:type="flowchart-summing-junction" draw:enhanced-path="U 10800 10800 10800 10800 0 360 Z N M 3100 3100 L 18500 18500 N M 3100 18500 L 18500 3100 N"/>
        </draw:custom-shape>
        <draw:connector draw:style-name="gr1" draw:text-style-name="P1" draw:layer="layout" draw:type="line" svg:x1="20.2cm" svg:y1="8.4cm" svg:x2="21.2cm" svg:y2="8.4cm" draw:start-shape="id3" draw:start-glue-point="10" draw:end-shape="id4" svg:d="M20200 8400h1000" svg:viewBox="0 0 1001 1">
          <text:p/>
        </draw:connector>
        <draw:connector draw:style-name="gr1" draw:text-style-name="P1" draw:layer="layout" draw:type="line" svg:x1="26.3cm" svg:y1="9.4cm" svg:x2="26.3cm" svg:y2="10.8cm" draw:start-shape="id5" draw:start-glue-point="6" draw:end-shape="id6" draw:end-glue-point="4" svg:d="M26300 9400v1400" svg:viewBox="0 0 1 1401">
          <text:p/>
        </draw:connector>
        <draw:custom-shape draw:style-name="gr8" draw:text-style-name="P8" xml:id="id7" draw:id="id7" draw:layer="layout" svg:width="3.6cm" svg:height="2.3cm" draw:transform="rotate (1.5707963267949) translate (7.8cm 5.6cm)">
          <text:p text:style-name="P2">Selecció </text:p>
          <text:p text:style-name="P2">vars. num.</text:p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  <draw:custom-shape draw:style-name="gr8" draw:text-style-name="P8" xml:id="id8" draw:id="id8" draw:layer="layout" svg:width="3.6cm" svg:height="2.3cm" draw:transform="rotate (1.5707963267949) translate (7.8cm 14.6cm)">
          <text:p text:style-name="P2">Selecció</text:p>
          <text:p text:style-name="P2">vars. cat.</text:p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  <draw:connector draw:style-name="gr1" draw:text-style-name="P1" draw:layer="layout" svg:x1="6.8cm" svg:y1="7.3cm" svg:x2="7.8cm" svg:y2="3.8cm" draw:start-shape="id2" draw:start-glue-point="4" draw:end-shape="id7" draw:end-glue-point="4" svg:d="M6800 7300v-3500h1000" svg:viewBox="0 0 1001 3501">
          <text:p/>
        </draw:connector>
        <draw:connector draw:style-name="gr1" draw:text-style-name="P1" draw:layer="layout" svg:x1="6.8cm" svg:y1="9.3cm" svg:x2="7.8cm" svg:y2="12.8cm" draw:start-shape="id2" draw:start-glue-point="6" draw:end-shape="id8" draw:end-glue-point="4" svg:d="M6800 9300v3500h1000" svg:viewBox="0 0 1001 3501">
          <text:p/>
        </draw:connector>
        <draw:connector draw:style-name="gr1" draw:text-style-name="P1" draw:layer="layout" draw:type="line" svg:x1="10.1cm" svg:y1="3.8cm" svg:x2="12.8cm" svg:y2="3.8cm" draw:start-shape="id7" draw:start-glue-point="6" draw:end-shape="id9" draw:end-glue-point="5" svg:d="M10100 3800h2700" svg:viewBox="0 0 2701 1">
          <text:p/>
        </draw:connector>
        <draw:connector draw:style-name="gr1" draw:text-style-name="P1" draw:layer="layout" svg:x1="15.8cm" svg:y1="3.8cm" svg:x2="19.25cm" svg:y2="7.4cm" draw:start-shape="id9" draw:start-glue-point="7" draw:end-shape="id3" draw:end-glue-point="4" svg:d="M15800 3800h3450v3600" svg:viewBox="0 0 3451 3601">
          <text:p/>
        </draw:connector>
        <draw:custom-shape draw:style-name="gr5" draw:text-style-name="P2" xml:id="id11" draw:id="id11" draw:layer="layout" svg:width="3cm" svg:height="2cm" svg:x="12.8cm" svg:y="9.3cm">
          <text:p text:style-name="P2">OHE</text:p>
          <text:p text:style-name="P2">Hotel country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" draw:text-style-name="P2" xml:id="id14" draw:id="id14" draw:layer="layout" svg:width="3cm" svg:height="2cm" svg:x="12.8cm" svg:y="11.8cm">
          <text:p text:style-name="P2">OHE</text:p>
          <text:p text:style-name="P2">Date quarter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ustom-shape draw:style-name="gr5" draw:text-style-name="P2" xml:id="id12" draw:id="id12" draw:layer="layout" svg:width="3cm" svg:height="2cm" svg:x="12.8cm" svg:y="14.3cm">
          <text:p text:style-name="P2">OHE</text:p>
          <text:p text:style-name="P2">Rvr nation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" draw:text-style-name="P2" xml:id="id13" draw:id="id13" draw:layer="layout" svg:width="3cm" svg:height="2cm" svg:x="12.825cm" svg:y="16.799cm">
          <text:p text:style-name="P2">OHE</text:p>
          <text:p text:style-name="P2">Tags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1" draw:text-style-name="P9" draw:layer="layout" svg:x1="10.1cm" svg:y1="12.8cm" svg:x2="12.8cm" svg:y2="7.8cm" draw:start-shape="id8" draw:start-glue-point="6" draw:end-shape="id10" draw:end-glue-point="5" svg:d="M10100 12800h1351v-5000h1349" svg:viewBox="0 0 2701 5001">
          <text:p/>
        </draw:connector>
        <draw:connector draw:style-name="gr1" draw:text-style-name="P9" draw:layer="layout" svg:x1="10.1cm" svg:y1="12.8cm" svg:x2="12.8cm" svg:y2="10.3cm" draw:start-shape="id8" draw:start-glue-point="6" draw:end-shape="id11" draw:end-glue-point="5" svg:d="M10100 12800h1351v-2500h1349" svg:viewBox="0 0 2701 2501">
          <text:p/>
        </draw:connector>
        <draw:connector draw:style-name="gr1" draw:text-style-name="P9" draw:layer="layout" svg:x1="10.1cm" svg:y1="12.8cm" svg:x2="12.8cm" svg:y2="15.3cm" draw:start-shape="id8" draw:start-glue-point="6" draw:end-shape="id12" draw:end-glue-point="5" svg:d="M10100 12800h1351v2500h1349" svg:viewBox="0 0 2701 2501">
          <text:p/>
        </draw:connector>
        <draw:connector draw:style-name="gr1" draw:text-style-name="P9" draw:layer="layout" svg:x1="10.1cm" svg:y1="12.8cm" svg:x2="12.825cm" svg:y2="17.799cm" draw:start-shape="id8" draw:start-glue-point="6" draw:end-shape="id13" draw:end-glue-point="5" svg:d="M10100 12800h1363v4999h1362" svg:viewBox="0 0 2726 5000">
          <text:p/>
        </draw:connector>
        <draw:connector draw:style-name="gr1" draw:text-style-name="P9" draw:layer="layout" svg:x1="10.1cm" svg:y1="12.8cm" svg:x2="12.8cm" svg:y2="12.8cm" draw:start-shape="id8" draw:start-glue-point="6" draw:end-shape="id14" draw:end-glue-point="5" svg:d="M10100 12800h2700" svg:viewBox="0 0 2701 1">
          <text:p/>
        </draw:connector>
        <draw:connector draw:style-name="gr1" draw:text-style-name="P9" draw:layer="layout" draw:line-skew="0cm 0.398cm" svg:x1="15.8cm" svg:y1="7.8cm" svg:x2="19.25cm" svg:y2="9.4cm" draw:start-shape="id10" draw:start-glue-point="7" draw:end-shape="id3" draw:end-glue-point="8" svg:d="M15800 7800h1251v2500h2199v-900" svg:viewBox="0 0 3451 2501">
          <text:p/>
        </draw:connector>
        <draw:connector draw:style-name="gr1" draw:text-style-name="P9" draw:layer="layout" svg:x1="15.8cm" svg:y1="10.3cm" svg:x2="19.25cm" svg:y2="9.4cm" draw:start-shape="id11" draw:start-glue-point="7" draw:end-shape="id3" draw:end-glue-point="8" svg:d="M15800 10300h3450v-900" svg:viewBox="0 0 3451 901">
          <text:p/>
        </draw:connector>
        <draw:connector draw:style-name="gr1" draw:text-style-name="P9" draw:layer="layout" svg:x1="15.8cm" svg:y1="12.8cm" svg:x2="19.25cm" svg:y2="9.4cm" draw:start-shape="id14" draw:start-glue-point="7" draw:end-shape="id3" draw:end-glue-point="8" svg:d="M15800 12800h3450v-3400" svg:viewBox="0 0 3451 3401">
          <text:p/>
        </draw:connector>
        <draw:connector draw:style-name="gr1" draw:text-style-name="P9" draw:layer="layout" svg:x1="15.8cm" svg:y1="15.3cm" svg:x2="19.25cm" svg:y2="9.4cm" draw:start-shape="id12" draw:start-glue-point="7" draw:end-shape="id3" draw:end-glue-point="8" svg:d="M15800 15300h3450v-5900" svg:viewBox="0 0 3451 5901">
          <text:p/>
        </draw:connector>
        <draw:connector draw:style-name="gr1" draw:text-style-name="P9" draw:layer="layout" svg:x1="15.825cm" svg:y1="17.799cm" svg:x2="19.25cm" svg:y2="9.4cm" draw:start-shape="id13" draw:start-glue-point="7" draw:end-shape="id3" draw:end-glue-point="8" svg:d="M15825 17799h3425v-8399" svg:viewBox="0 0 3426 8400">
          <text:p/>
        </draw:connector>
        <draw:custom-shape draw:style-name="gr9" draw:text-style-name="P10" xml:id="id4" draw:id="id4" draw:layer="layout" svg:width="4cm" svg:height="2.3cm" draw:transform="rotate (1.5707963267949) translate (21.2cm 10.4cm)">
          <text:p text:style-name="P2">Selecció </text:p>
          <text:p text:style-name="P2">cars. importants</text:p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  <draw:connector draw:style-name="gr1" draw:text-style-name="P9" draw:layer="layout" svg:x1="23.5cm" svg:y1="8.4cm" svg:x2="24.8cm" svg:y2="8.4cm" draw:start-shape="id4" draw:start-glue-point="6" draw:end-shape="id5" draw:end-glue-point="5" svg:d="M23500 8400h1300" svg:viewBox="0 0 1301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6T18:07:41.588637580</meta:creation-date>
    <dc:date>2021-11-26T19:13:32.637750848</dc:date>
    <meta:editing-duration>PT13M42S</meta:editing-duration>
    <meta:editing-cycles>4</meta:editing-cycles>
    <meta:generator>LibreOffice/6.4.7.2$Linux_X86_64 LibreOffice_project/40$Build-2</meta:generator>
    <meta:document-statistic meta:object-count="32"/>
  </office:meta>
</office:document-meta>
</file>